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1" svg:font-family="FreeSans" style:font-family-generic="swiss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89cm" table:align="right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416cm" table:align="right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5.015cm"/>
    </style:style>
    <style:style style:name="Table2.C" style:family="table-column">
      <style:table-column-properties style:column-width="2.394cm"/>
    </style:style>
    <style:style style:name="Table2.D" style:family="table-column">
      <style:table-column-properties style:column-width="5.3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1" fo:font-size="16pt" officeooo:rsid="0019a1dd" officeooo:paragraph-rsid="0019a1dd" style:font-size-asian="16pt" style:font-name-complex="TH Sarabun New1" style:font-size-complex="16pt"/>
    </style:style>
    <style:style style:name="P2" style:family="paragraph" style:parent-style-name="Standard">
      <style:text-properties style:font-name="TH Sarabun New1" fo:font-size="16pt" officeooo:rsid="001b41c4" officeooo:paragraph-rsid="001b41c4" style:font-size-asian="16pt" style:font-name-complex="TH Sarabun New1" style:font-size-complex="16pt"/>
    </style:style>
    <style:style style:name="P3" style:family="paragraph" style:parent-style-name="Table_20_Contents">
      <style:text-properties style:font-name="TH Sarabun New1" fo:font-size="16pt" officeooo:rsid="001cde60" officeooo:paragraph-rsid="001cde60" style:font-size-asian="16pt" style:font-name-complex="TH Sarabun New1" style:font-size-complex="16pt"/>
    </style:style>
    <style:style style:name="P4" style:family="paragraph" style:parent-style-name="Table_20_Contents">
      <style:text-properties fo:color="#ff0000" style:font-name="TH Sarabun New1" fo:font-size="16pt" fo:font-weight="bold" officeooo:rsid="001cde60" officeooo:paragraph-rsid="001cde60" fo:background-color="transparent" style:font-size-asian="16pt" style:font-weight-asian="bold" style:font-name-complex="TH Sarabun New1" style:font-size-complex="16pt" style:font-weight-complex="bold"/>
    </style:style>
    <style:style style:name="P5" style:family="paragraph" style:parent-style-name="Table_20_Contents">
      <style:text-properties fo:color="#ff0000" style:font-name="TH Sarabun New1" fo:font-size="16pt" fo:font-weight="bold" officeooo:rsid="001cde60" officeooo:paragraph-rsid="001cde60" style:font-size-asian="16pt" style:font-weight-asian="bold" style:font-name-complex="TH Sarabun New1" style:font-size-complex="16pt" style:font-weight-complex="bold"/>
    </style:style>
    <style:style style:name="P6" style:family="paragraph" style:parent-style-name="Standard" style:list-style-name="L1">
      <style:text-properties officeooo:paragraph-rsid="001ec62c"/>
    </style:style>
    <style:style style:name="P7" style:family="paragraph" style:parent-style-name="Standard" style:list-style-name="L1">
      <style:text-properties style:font-name="TH Sarabun New1" fo:font-size="16pt" officeooo:rsid="001cde60" officeooo:paragraph-rsid="001ec62c" style:font-size-asian="16pt" style:font-name-complex="TH Sarabun New1" style:font-size-complex="16pt"/>
    </style:style>
    <style:style style:name="P8" style:family="paragraph" style:parent-style-name="Standard" style:list-style-name="L1">
      <style:text-properties style:font-name="TH Sarabun New1" fo:font-size="16pt" officeooo:rsid="001ec62c" officeooo:paragraph-rsid="001cde60" style:font-size-asian="16pt" style:font-name-complex="TH Sarabun New1" style:font-size-complex="16pt"/>
    </style:style>
    <style:style style:name="P9" style:family="paragraph" style:parent-style-name="Standard" style:list-style-name="L1">
      <style:text-properties style:font-name="TH Sarabun New1" fo:font-size="16pt" officeooo:rsid="001ec62c" officeooo:paragraph-rsid="001ec62c" style:font-size-asian="16pt" style:font-name-complex="TH Sarabun New1" style:font-size-complex="16pt"/>
    </style:style>
    <style:style style:name="P10" style:family="paragraph" style:parent-style-name="Standard" style:list-style-name="L2">
      <style:text-properties style:font-name="TH Sarabun New1" fo:font-size="16pt" officeooo:rsid="00235457" officeooo:paragraph-rsid="00235457" style:font-size-asian="16pt" style:font-name-complex="TH Sarabun New1" style:font-size-complex="16pt"/>
    </style:style>
    <style:style style:name="P11" style:family="paragraph" style:parent-style-name="Standard" style:list-style-name="L2">
      <style:text-properties style:font-name="TH Sarabun New1" fo:font-size="16pt" officeooo:rsid="0019a1dd" officeooo:paragraph-rsid="001cde60" style:font-size-asian="16pt" style:font-name-complex="TH Sarabun New1" style:font-size-complex="16pt"/>
    </style:style>
    <style:style style:name="P12" style:family="paragraph" style:parent-style-name="Standard" style:list-style-name="L2">
      <style:text-properties style:font-name="TH Sarabun New1" fo:font-size="16pt" officeooo:rsid="0019a1dd" officeooo:paragraph-rsid="001ec62c" style:font-size-asian="16pt" style:font-name-complex="TH Sarabun New1" style:font-size-complex="16pt"/>
    </style:style>
    <style:style style:name="P13" style:family="paragraph" style:parent-style-name="Standard">
      <style:text-properties style:font-name="TH Sarabun New1" fo:font-size="16pt" officeooo:rsid="0019a1dd" officeooo:paragraph-rsid="0019a1dd" style:font-size-asian="16pt" style:font-name-complex="TH Sarabun New1" style:font-size-complex="16pt"/>
    </style:style>
    <style:style style:name="P14" style:family="paragraph" style:parent-style-name="Standard" style:list-style-name="L2">
      <style:text-properties style:font-name="TH Sarabun New1" fo:font-size="16pt" officeooo:rsid="001b41c4" officeooo:paragraph-rsid="001ec62c" style:font-size-asian="16pt" style:font-name-complex="TH Sarabun New1" style:font-size-complex="16pt"/>
    </style:style>
    <style:style style:name="P15" style:family="paragraph" style:parent-style-name="Standard" style:list-style-name="L2">
      <style:text-properties style:font-name="TH Sarabun New1" fo:font-size="16pt" officeooo:rsid="001b41c4" officeooo:paragraph-rsid="001cde60" style:font-size-asian="16pt" style:font-name-complex="TH Sarabun New1" style:font-size-complex="16pt"/>
    </style:style>
    <style:style style:name="P16" style:family="paragraph" style:parent-style-name="Standard">
      <style:text-properties style:font-name="TH Sarabun New1" fo:font-size="16pt" officeooo:rsid="001b41c4" officeooo:paragraph-rsid="001b41c4" style:font-size-asian="16pt" style:font-name-complex="TH Sarabun New1" style:font-size-complex="16pt"/>
    </style:style>
    <style:style style:name="P17" style:family="paragraph" style:parent-style-name="Standard" style:list-style-name="L3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8" style:family="paragraph" style:parent-style-name="Standard" style:list-style-name="L4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9" style:family="paragraph" style:parent-style-name="Standard" style:list-style-name="L3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20" style:family="paragraph" style:parent-style-name="Standard" style:list-style-name="L5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21" style:family="paragraph" style:parent-style-name="Standard" style:list-style-name="L3">
      <style:text-properties style:font-name="TH Sarabun New1" fo:font-size="16pt" officeooo:rsid="00216216" officeooo:paragraph-rsid="00216216" style:font-size-asian="16pt" style:font-name-complex="TH Sarabun New1" style:font-size-complex="16pt"/>
    </style:style>
    <style:style style:name="P22" style:family="paragraph" style:parent-style-name="Standard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23" style:family="paragraph" style:parent-style-name="Standard" style:list-style-name="L1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24" style:family="paragraph" style:parent-style-name="Standard">
      <style:text-properties style:font-name="TH Sarabun New1" fo:font-size="16pt" style:text-underline-style="none" fo:font-weight="normal" officeooo:rsid="001ec62c" officeooo:paragraph-rsid="001ec62c" style:font-size-asian="16pt" style:font-weight-asian="normal" style:font-name-complex="TH Sarabun New1" style:font-size-complex="16pt" style:font-weight-complex="normal"/>
    </style:style>
    <style:style style:name="P25" style:family="paragraph" style:parent-style-name="Standard" style:list-style-name="L2">
      <style:text-properties officeooo:paragraph-rsid="001ec62c"/>
    </style:style>
    <style:style style:name="P26" style:family="paragraph" style:parent-style-name="Standard">
      <style:paragraph-properties fo:break-before="page"/>
      <style:text-properties style:font-name="TH Sarabun New1" fo:font-size="16pt" style:text-underline-style="solid" style:text-underline-width="auto" style:text-underline-color="font-color" fo:font-weight="bold" officeooo:rsid="001ec62c" officeooo:paragraph-rsid="001ec62c" style:font-size-asian="16pt" style:font-weight-asian="bold" style:font-name-complex="TH Sarabun New1" style:font-size-complex="16pt" style:font-weight-complex="bold"/>
    </style:style>
    <style:style style:name="T1" style:family="text">
      <style:text-properties style:font-name="TH Sarabun New1" fo:font-size="16pt" officeooo:rsid="0019a1dd" style:font-size-asian="16pt" style:font-name-complex="TH Sarabun New1" style:font-size-complex="16pt"/>
    </style:style>
    <style:style style:name="T2" style:family="text">
      <style:text-properties style:font-name="TH Sarabun New1" fo:font-size="16pt" officeooo:rsid="001b41c4" style:font-size-asian="16pt" style:font-name-complex="TH Sarabun New1" style:font-size-complex="16pt"/>
    </style:style>
    <style:style style:name="T3" style:family="text">
      <style:text-properties style:font-name="TH Sarabun New1" fo:font-size="16pt" officeooo:rsid="001cde60" style:font-size-asian="16pt" style:font-name-complex="TH Sarabun New1" style:font-size-complex="16pt"/>
    </style:style>
    <style:style style:name="T4" style:family="text">
      <style:text-properties style:font-name="TH Sarabun New1" fo:font-size="16pt" officeooo:rsid="001ec62c" style:font-size-asian="16pt" style:font-name-complex="TH Sarabun New1" style:font-size-complex="16pt"/>
    </style:style>
    <style:style style:name="T5" style:family="text">
      <style:text-properties officeooo:rsid="001cde60"/>
    </style:style>
    <style:style style:name="T6" style:family="text">
      <style:text-properties officeooo:rsid="001f196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35457"/>
    </style:style>
    <style:style style:name="T11" style:family="text">
      <style:text-properties officeooo:rsid="001b41c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เพิ่มแท็บ </text:span>ข้อมูล DM เพิ่มเติม <text:span text:style-name="T5">(ยังไม่รู้ไว้ไหน เก็บไว้ก่อน)</text:span></text:p>
      <text:p text:style-name="P1"/>
      <text:p text:style-name="P22">กระดิ่งมี 3 ระดับ</text:p>
      <text:p text:style-name="P22">- ALERT</text:p>
      <text:p text:style-name="P22">- WARNNING</text:p>
      <text:p text:style-name="P22">- INFORMATION</text:p>
      <text:p text:style-name="P22"/>
      <text:p text:style-name="P2"><text:span text:style-name="T8"><text:s/>ระบบหน้าห้องตรวจ</text:span></text:p>
      <text:list xml:id="list2794931526" text:style-name="L1">
        <text:list-item>
          <text:p text:style-name="P23">เมนู Chiefcomplaint เปลี่ยนเป็น <text:span text:style-name="T9">Patient Data</text:span></text:p>
        </text:list-item>
        <text:list-item>
          <text:p text:style-name="P7">แท็บ V/S | CC</text:p>
          <text:list>
            <text:list-item>
              <text:p text:style-name="P7">เปลี่ยนคำ V/S | CC เป็น <text:span text:style-name="T7">VITAL SIGNS AND CONTOUR OF PATIENT</text:span></text:p>
            </text:list-item>
            <text:list-item>
              <text:p text:style-name="P6"><text:span text:style-name="T3">เรียงลำดับดังนี้ </text:span><text:span text:style-name="T4">(คำที่เป็นตัวอักษรสีแดงให้แก้ไขคำตามนี้)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3">BT</text:p>
          </table:table-cell>
          <table:table-cell table:style-name="Table1.A1" office:value-type="string">
            <text:p text:style-name="P4">PR</text:p>
          </table:table-cell>
          <table:table-cell table:style-name="Table1.A1" office:value-type="string">
            <text:p text:style-name="P5">WC</text:p>
          </table:table-cell>
          <table:table-cell table:style-name="Table1.D1" office:value-type="string">
            <text:p text:style-name="P5">BW</text:p>
          </table:table-cell>
        </table:table-row>
        <table:table-row>
          <table:table-cell table:style-name="Table1.A2" office:value-type="string">
            <text:p text:style-name="P3">BP</text:p>
          </table:table-cell>
          <table:table-cell table:style-name="Table1.A2" office:value-type="string">
            <text:p text:style-name="P3">PR Thythm</text:p>
          </table:table-cell>
          <table:table-cell table:style-name="Table1.A2" office:value-type="string">
            <text:p text:style-name="P5">IC</text:p>
          </table:table-cell>
          <table:table-cell table:style-name="Table1.D2" office:value-type="string">
            <text:p text:style-name="P3">Ht</text:p>
          </table:table-cell>
        </table:table-row>
        <table:table-row>
          <table:table-cell table:style-name="Table1.A2" office:value-type="string">
            <text:p text:style-name="P3">Position</text:p>
          </table:table-cell>
          <table:table-cell table:style-name="Table1.A2" office:value-type="string">
            <text:p text:style-name="P5">RR</text:p>
          </table:table-cell>
          <table:table-cell table:style-name="Table1.A2" office:value-type="string">
            <text:p text:style-name="P5">EC</text:p>
          </table:table-cell>
          <table:table-cell table:style-name="Table1.D2" office:value-type="string">
            <text:p text:style-name="P3">BMI</text:p>
          </table:table-cell>
        </table:table-row>
        <table:table-row>
          <table:table-cell table:style-name="Table1.A2" office:value-type="string">
            <text:p text:style-name="P3">Arm</text:p>
          </table:table-cell>
          <table:table-cell table:style-name="Table1.A2" office:value-type="string">
            <text:p text:style-name="P3">O2sat</text:p>
          </table:table-cell>
          <table:table-cell table:style-name="Table1.A2" office:value-type="string">
            <text:p text:style-name="P5">HC</text:p>
          </table:table-cell>
          <table:table-cell table:style-name="Table1.D2" office:value-type="string">
            <text:p text:style-name="P3">IBW</text:p>
          </table:table-cell>
        </table:table-row>
      </table:table>
      <text:list xml:id="list124547661451316" text:continue-numbering="true" text:style-name="L1">
        <text:list-item>
          <text:list>
            <text:list-item>
              <text:p text:style-name="P8">ในช่องที่เป็นคำอธิบายให้แสดงดังนี้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BT</text:p>
          </table:table-cell>
          <table:table-cell table:style-name="Table2.A1" office:value-type="string">
            <text:p text:style-name="P3">อุณหภูมิร่างกาย</text:p>
          </table:table-cell>
          <table:table-cell table:style-name="Table2.A1" office:value-type="string">
            <text:p text:style-name="P3">WC</text:p>
          </table:table-cell>
          <table:table-cell table:style-name="Table2.D1" office:value-type="string">
            <text:p text:style-name="P3">เส้นรอบเอว</text:p>
          </table:table-cell>
        </table:table-row>
        <table:table-row>
          <table:table-cell table:style-name="Table2.A2" office:value-type="string">
            <text:p text:style-name="P3">BP</text:p>
          </table:table-cell>
          <table:table-cell table:style-name="Table2.A2" office:value-type="string">
            <text:p text:style-name="P3">ความดันโลหิต<text:span text:style-name="T10">บน/ล่าง</text:span></text:p>
          </table:table-cell>
          <table:table-cell table:style-name="Table2.A2" office:value-type="string">
            <text:p text:style-name="P3">IC</text:p>
          </table:table-cell>
          <table:table-cell table:style-name="Table2.D2" office:value-type="string">
            <text:p text:style-name="P3">เส้นรอบอกขณะหายใจเข้า</text:p>
          </table:table-cell>
        </table:table-row>
        <table:table-row>
          <table:table-cell table:style-name="Table2.A2" office:value-type="string">
            <text:p text:style-name="P3">Position</text:p>
          </table:table-cell>
          <table:table-cell table:style-name="Table2.A2" office:value-type="string">
            <text:p text:style-name="P3">ท่าวัดความดันโลหิต</text:p>
          </table:table-cell>
          <table:table-cell table:style-name="Table2.A2" office:value-type="string">
            <text:p text:style-name="P3">EC</text:p>
          </table:table-cell>
          <table:table-cell table:style-name="Table2.D2" office:value-type="string">
            <text:p text:style-name="P3">เส้นรอบอกขณะหายใจออก</text:p>
          </table:table-cell>
        </table:table-row>
        <table:table-row>
          <table:table-cell table:style-name="Table2.A2" office:value-type="string">
            <text:p text:style-name="P3">Arm</text:p>
          </table:table-cell>
          <table:table-cell table:style-name="Table2.A2" office:value-type="string">
            <text:p text:style-name="P3">แขนข้างที่วัดความดันโลหิต</text:p>
          </table:table-cell>
          <table:table-cell table:style-name="Table2.A2" office:value-type="string">
            <text:p text:style-name="P3">HC</text:p>
          </table:table-cell>
          <table:table-cell table:style-name="Table2.D2" office:value-type="string">
            <text:p text:style-name="P3">เส้นรอบศีรษะ</text:p>
          </table:table-cell>
        </table:table-row>
        <table:table-row>
          <table:table-cell table:style-name="Table2.A2" office:value-type="string">
            <text:p text:style-name="P3">PR</text:p>
          </table:table-cell>
          <table:table-cell table:style-name="Table2.A2" office:value-type="string">
            <text:p text:style-name="P3">ชีพจร</text:p>
          </table:table-cell>
          <table:table-cell table:style-name="Table2.A2" office:value-type="string">
            <text:p text:style-name="P3">BW</text:p>
          </table:table-cell>
          <table:table-cell table:style-name="Table2.D2" office:value-type="string">
            <text:p text:style-name="P3">น้ำหนัก</text:p>
          </table:table-cell>
        </table:table-row>
        <table:table-row>
          <table:table-cell table:style-name="Table2.A2" office:value-type="string">
            <text:p text:style-name="P3">PR Thythm</text:p>
          </table:table-cell>
          <table:table-cell table:style-name="Table2.A2" office:value-type="string">
            <text:p text:style-name="P3">จังหวะของชีพจร</text:p>
          </table:table-cell>
          <table:table-cell table:style-name="Table2.A2" office:value-type="string">
            <text:p text:style-name="P3">Ht</text:p>
          </table:table-cell>
          <table:table-cell table:style-name="Table2.D2" office:value-type="string">
            <text:p text:style-name="P3">ส่วนสูง</text:p>
          </table:table-cell>
        </table:table-row>
        <table:table-row>
          <table:table-cell table:style-name="Table2.A2" office:value-type="string">
            <text:p text:style-name="P3">RR</text:p>
          </table:table-cell>
          <table:table-cell table:style-name="Table2.A2" office:value-type="string">
            <text:p text:style-name="P3">อัตราการหายใจ</text:p>
          </table:table-cell>
          <table:table-cell table:style-name="Table2.A2" office:value-type="string">
            <text:p text:style-name="P3">BMI</text:p>
          </table:table-cell>
          <table:table-cell table:style-name="Table2.D2" office:value-type="string">
            <text:p text:style-name="P3">-</text:p>
          </table:table-cell>
        </table:table-row>
        <table:table-row>
          <table:table-cell table:style-name="Table2.A2" office:value-type="string">
            <text:p text:style-name="P3">O2sat</text:p>
          </table:table-cell>
          <table:table-cell table:style-name="Table2.A2" office:value-type="string">
            <text:p text:style-name="P3">ความเข้มข้นของออกซิเจน</text:p>
          </table:table-cell>
          <table:table-cell table:style-name="Table2.A2" office:value-type="string">
            <text:p text:style-name="P3">IBW</text:p>
          </table:table-cell>
          <table:table-cell table:style-name="Table2.D2" office:value-type="string">
            <text:p text:style-name="P3">-</text:p>
          </table:table-cell>
        </table:table-row>
      </table:table>
      <text:list xml:id="list124547335215845" text:continue-numbering="true" text:style-name="L1">
        <text:list-item>
          <text:list>
            <text:list-item>
              <text:p text:style-name="P9">ช่องส่วนสูง ถ้าเคยมีประวัติการคีย์ให้ใส่ข้อมูลล่าสุดเข้ามาเป็นค่าเริ่มต้น</text:p>
            </text:list-item>
            <text:list-item>
              <text:p text:style-name="P7">ย้าย cc ไปไว้ที่แท็บ NC แทน</text:p>
            </text:list-item>
          </text:list>
        </text:list-item>
        <text:list-item>
          <text:p text:style-name="P7">แท็บ NC</text:p>
          <text:list>
            <text:list-item>
              <text:p text:style-name="P7">เปลี่ยนคำจาก NC เป็น <text:span text:style-name="T7">NURSING ASSESSMENT AND CHIEF COMPLANT</text:span></text:p>
            </text:list-item>
            <text:list-item>
              <text:p text:style-name="P7">cc ที่อยู่ใน V/S | CC ให้มาไว้ที่นี่แทน</text:p>
            </text:list-item>
            <text:list-item>
              <text:p text:style-name="P7">แก้ไขจาก cc เป็น CC คำอธิบายเป็น อาการสำคัญ</text:p>
            </text:list-item>
          </text:list>
        </text:list-item>
      </text:list>
      <text:p text:style-name="P1"><text:soft-page-break/><text:span text:style-name="T8">ระบบห้องแพทย์</text:span></text:p>
      <text:list xml:id="list3085708162" text:style-name="L2">
        <text:list-item>
          <text:p text:style-name="P10">หน้าแรกขอแพทย์ให้แสดงตามหน้าห้องตรวจแพทย์แต่ยังไม่มีข้อมูล</text:p>
        </text:list-item>
        <text:list-item>
          <text:p text:style-name="P11">แสดงปุ่ม LAB และ PACs ให้มีความแตกต่างระหว่างมีการตรวจ LAB/x-ray กับไม่มีตรวจ LAB/x-ray ในวันนี้</text:p>
        </text:list-item>
        <text:list-item>
          <text:p text:style-name="P11">ไม่ต้องขึ้น popup เตือนแพ้ยา ให้แสดงในกระดิ่งอย่างเดียว</text:p>
        </text:list-item>
        <text:list-item>
          <text:p text:style-name="P14">เพิ่มปุ่ม Check-Out เพื่อระบุสถานะว่าแพทย์สิ้นสุดการรักษาของผู้ป่วยแล้ว <text:span text:style-name="T10">(เมื่อกดปุ่ม check-out จะเป็นการบันทึกทั้งหมดและเปลี่ยนสถานะเป็นสิ้นสุดการรักษา)</text:span></text:p>
        </text:list-item>
        <text:list-item>
          <text:p text:style-name="P10">การ <text:s/><text:span text:style-name="T11">Check-Out </text:span>ของแพทย์จะเช็คข้อมูลดังนี้</text:p>
          <text:list>
            <text:list-item>
              <text:p text:style-name="P10">ตรวจสอบว่ามีการสั่งยาหรือไม่</text:p>
            </text:list-item>
            <text:list-item>
              <text:p text:style-name="P10">ตรวจสอบว่ามีการคีย์ค่าแพทย์หรือไม่</text:p>
            </text:list-item>
            <text:list-item>
              <text:p text:style-name="P10">ตรวจสอบว่าแพทย์ 13 ท่านที่กำหนดมีการ Confirm BP หรือไม่</text:p>
            </text:list-item>
            <text:list-item>
              <text:p text:style-name="P10">ตรวจสอบว่าแพทย์ตาที่กำหนดมีการคีย์ Eye Exam หรือไม่</text:p>
            </text:list-item>
          </text:list>
        </text:list-item>
        <text:list-item>
          <text:p text:style-name="P12">ค่า vital sign ให้แพทย์สามารถแก้ได้ทั้งหมด</text:p>
        </text:list-item>
        <text:list-item>
          <text:p text:style-name="P15">หน้าคิว</text:p>
          <text:list>
            <text:list-item>
              <text:p text:style-name="P14">มี 3 แท็บ OPD Pending , OPD Complete , IPD (สำหรับดู LAB / PACsของผู้ป่วย IPD)</text:p>
            </text:list-item>
            <text:list-item>
              <text:p text:style-name="P14">OPD Pending แสดงรายการผู้ป่วยที่ถูกส่งมาตรวจของแพทย์ในวันนั้น จับจากการพิมพ์ OPD Doctor Record หรือการส่งคิวในหน้าคิวต่อไป</text:p>
            </text:list-item>
            <text:list-item>
              <text:p text:style-name="P14">OPD Complete แสดงรายการผู้ป่วยที่แพทย์ทำการ Check-Out ไปแล้ว</text:p>
            </text:list-item>
            <text:list-item>
              <text:p text:style-name="P14">IPD แสดงรายการผู้ป่วยที่เป็น IPD (ดึงมาเพื่อดู LAB กับ PACs)</text:p>
            </text:list-item>
          </text:list>
        </text:list-item>
        <text:list-item>
          <text:p text:style-name="P12">แท็บ <text:s/>Diagnosis</text:p>
          <text:list>
            <text:list-item>
              <text:p text:style-name="P12">เปลี่ยนคำที่แท็บ Diagnosis เป็น <text:span text:style-name="T7">OPD DOCTOR RECORD TODAY</text:span></text:p>
            </text:list-item>
            <text:list-item>
              <text:p text:style-name="P12">Diagnosis (ที่จะเปลี่ยนเป็นOPD DOCTOR RECORD TODAY) ให้ตัดเอาประวัติการบันทึกออก ไม่ต้องมี</text:p>
            </text:list-item>
          </text:list>
        </text:list-item>
        <text:list-item>
          <text:p text:style-name="P12">แท็บ Medication</text:p>
          <text:list>
            <text:list-item>
              <text:p text:style-name="P12">เพิ่มให้ติ๊กว่า ไม่มียา กรณีที่แพทย์ไม่มีการสั่งยา</text:p>
            </text:list-item>
            <text:list-item>
              <text:p text:style-name="P12">จำนวนจ่ายให้ใส่เป็น Text</text:p>
            </text:list-item>
            <text:list-item>
              <text:p text:style-name="P12">วิธีการใช้ ให้เป็น Area Text</text:p>
            </text:list-item>
            <text:list-item>
              <text:p text:style-name="P12">รายการยาที่ Remed ให้แก้ไขจากยาที่เลือกได้</text:p>
            </text:list-item>
            <text:list-item>
              <text:p text:style-name="P12">รายการยาที่สั่ง เพิ่มคอลัมน์ ราคา/หน่วย , ราคารวม (แสดงข้อมูลกรณีที่บันทึกจำนวนยาเป็นตัวเลข)</text:p>
            </text:list-item>
            <text:list-item>
              <text:p text:style-name="P14">ตอนเข้าประวัติยาแล้ว select all ของวันหนึ่ง เพื่อจะเลือกรายการยาชุดนั้น มันไปติ๊กของวันอื่นด้วย / เปิดไปหน้า 2 แล้วเลือกชุดรายการยามันไม่ select all ของรายการชุดนั้นให้</text:p>
            </text:list-item>
          </text:list>
        </text:list-item>
        <text:list-item>
          <text:p text:style-name="P14">แท็บ Doctor Free</text:p>
          <text:list>
            <text:list-item>
              <text:p text:style-name="P25"><text:span text:style-name="T1">เปลี่ยนคำที่แท็บ</text:span><text:span text:style-name="T2">Doctor Free เป็น Doctor Fee</text:span></text:p>
            </text:list-item>
          </text:list>
        </text:list-item>
        <text:list-item>
          <text:p text:style-name="P14"><text:soft-page-break/>เพิ่มแท็บ RECORD TODAY สำหรับแสดงเอกสารสแกนของผู้ป่วยที่มีในวันนั้น (แสดงเฉพาะในวันที่มา) แยกตาม VN.</text:p>
        </text:list-item>
        <text:list-item>
          <text:p text:style-name="P14">เพิ่มแท็บ Eye Exam Today (In-hospital)</text:p>
        </text:list-item>
        <text:list-item>
          <text:p text:style-name="P14"/>
        </text:list-item>
      </text:list>
      <text:p text:style-name="P2"/>
      <text:p text:style-name="P26">ระบบ EMR </text:p>
      <text:p text:style-name="P24"><text:a xlink:type="simple" xlink:href="https://bootsnipp.com/snippets/GzKKE" text:style-name="Internet_20_link" text:visited-style-name="Visited_20_Internet_20_Link">https://bootsnipp.com/snippets/GzKKE</text:a> </text:p>
      <text:list xml:id="list1609217293" text:style-name="L3">
        <text:list-item>
          <text:p text:style-name="P17">มีสองแท็บคือ Document (QR) และ Document (HIMS)</text:p>
        </text:list-item>
      </text:list>
      <text:list xml:id="list1871281648" text:style-name="L4">
        <text:list-item>
          <text:list>
            <text:list-item>
              <text:p text:style-name="P18">Document (QR) คือเอกสารสแกนที่พิมพ์มาจากระบบ Clinical data</text:p>
            </text:list-item>
            <text:list-item>
              <text:p text:style-name="P18">Document (HIMS) คือเอกสารสแกนที่พิมพ์มาจากระบบ HIMS</text:p>
            </text:list-item>
          </text:list>
        </text:list-item>
      </text:list>
      <text:list xml:id="list124547188910756" text:continue-list="list1609217293" text:style-name="L3">
        <text:list-item>
          <text:p text:style-name="P19">แท็บ <text:span text:style-name="T6">Document (QR)</text:span></text:p>
        </text:list-item>
      </text:list>
      <text:list xml:id="list2459645467" text:style-name="L5">
        <text:list-item>
          <text:list>
            <text:list-item>
              <text:p text:style-name="P20">มีการ filter 2 อย่างคือ ประเภทเอกสาร และ ระหว่างวันที่</text:p>
            </text:list-item>
            <text:list-item>
              <text:p text:style-name="P20">ประเภทเอกสารให้แสดงเฉพาะเท่าที่ผู้ป่วยมีเท่านั้น</text:p>
            </text:list-item>
            <text:list-item>
              <text:p text:style-name="P20">วันที่แสดงเอกสารหากแสดงทั้งหมดจะช้าหรือไม่</text:p>
            </text:list-item>
            <text:list-item>
              <text:p text:style-name="P20">การ filter ประเภทเอกสารหากคลิกเลือกเท่ากับว่าให้แสดงเอกสารตามที่คลิก (เลือกได้มากกว่า 1)</text:p>
            </text:list-item>
            <text:list-item>
              <text:p text:style-name="P20">การ filter วันที่ให้ระบุวันที่เริ่มต้น และวันที่สิ้นสุด (มีเป็นปฏิทินให้เลือกด้วย)</text:p>
            </text:list-item>
          </text:list>
        </text:list-item>
      </text:list>
      <text:list xml:id="list124546499494857" text:continue-list="list124547188910756" text:style-name="L3">
        <text:list-item>
          <text:p text:style-name="P19">แท็บ Document (HIMS)</text:p>
          <text:list>
            <text:list-item>
              <text:p text:style-name="P21">โชว์แบบ HIMS เดิมได้หรือไม่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1" svg:font-family="FreeSans" style:font-family-generic="swiss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H Sarabun New" fo:font-family="'TH Sarabun New'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 Sarabun New" fo:font-family="'TH Sarabun New'" fo:font-size="16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57:19.491465696</meta:creation-date>
    <dc:date>2019-05-09T12:45:46.089000000</dc:date>
    <meta:editing-duration>PT1H8M12S</meta:editing-duration>
    <meta:editing-cycles>8</meta:editing-cycles>
    <meta:generator>LibreOffice/5.3.7.2$Windows_x86 LibreOffice_project/6b8ed514a9f8b44d37a1b96673cbbdd077e24059</meta:generator>
    <meta:document-statistic meta:table-count="2" meta:image-count="0" meta:object-count="0" meta:page-count="4" meta:paragraph-count="109" meta:word-count="1918" meta:character-count="2747" meta:non-whitespace-character-count="2559"/>
  </office:meta>
</office:document-meta>
</file>